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e555"/>
    </style:style>
    <style:style style:name="P2" style:family="paragraph" style:parent-style-name="Heading_20_1">
      <style:text-properties officeooo:rsid="0013e555" officeooo:paragraph-rsid="0013e555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text-properties officeooo:rsid="001467f1" officeooo:paragraph-rsid="001467f1"/>
    </style:style>
    <style:style style:name="P6" style:family="paragraph" style:parent-style-name="Text_20_body">
      <style:text-properties officeooo:rsid="0013e555" officeooo:paragraph-rsid="0013e555"/>
    </style:style>
    <style:style style:name="P7" style:family="paragraph" style:parent-style-name="Text_20_body">
      <style:text-properties officeooo:rsid="001467f1" officeooo:paragraph-rsid="001467f1"/>
    </style:style>
    <style:style style:name="P8" style:family="paragraph" style:parent-style-name="Title">
      <style:text-properties officeooo:paragraph-rsid="0013e555"/>
    </style:style>
    <style:style style:name="T1" style:family="text">
      <style:text-properties officeooo:rsid="0013e5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ordinate Systems</text:p>
      <text:h text:style-name="Heading_20_1" text:outline-level="1">Introduction</text:h>
      <text:p text:style-name="P6">Throughout most of the work done in this Quantm Mechanics primer, we have work, primarily, in 1D, along the x-axis. <text:s/>The objective of this chapter is to explore the various methods used to calculate the wave functions (w) and eigen energy states O [n].</text:p>
      <text:p text:style-name="P6"/>
      <text:p text:style-name="P6"/>
      <text:h text:style-name="P3" text:outline-level="1"/>
      <text:h text:style-name="P4" text:outline-level="1">Cartesian<text:span text:style-name="T1"> (x, y)</text:span></text:h>
      <text:p text:style-name="P7">The Cartesian coordinate system uses the xy coordinate system which is convenient when looking at waves, which are 2D. </text:p>
      <text:h text:style-name="Heading_20_1" text:outline-level="1">Volume (x, y, z)</text:h>
      <text:p text:style-name="P7">The volume coordinate system is used more in Thermo Dynamics. </text:p>
      <text:h text:style-name="P2" text:outline-level="1">Polar (r, t)</text:h>
      <text:p text:style-name="P7">The coordinate system is used in the Quantum Coral. </text:p>
      <text:h text:style-name="Heading_20_1" text:outline-level="1">Cylindrical<text:span text:style-name="T1"> (r, t, z)</text:span></text:h>
      <text:h text:style-name="Heading_20_1" text:outline-level="1">Spherical <text:span text:style-name="T1">(r, t, u) </text:span>- radii, azmithal, angle</text:h>
      <text:h text:style-name="P5" text:outline-level="1">Changing Basis</text:h>
      <text:p text:style-name="P7">In linear algebra, we learned that changing basis is a method used to change from one coordinate system to another.</text:p>
      <text:h text:style-name="Heading_20_1" text:outline-level="1">Changing Orientations</text:h>
      <text:p text:style-name="P7">In linear algebra, we learned how to change the orientation of the object, by rotating it about an axis. </text:p>
      <text:h text:style-name="Heading_20_1" text:outline-level="1"><text:soft-page-break/>Angular Equation</text:h>
      <text:h text:style-name="Heading_20_1" text:outline-level="1">Radial Equation</text:h>
      <text:h text:style-name="P1" text:outline-level="1">Radial Wave Equation</text:h>
      <text:h text:style-name="P1" text:outline-level="1">Hydrogen Atom</text:h>
      <text:h text:style-name="P1" text:outline-level="1">Spectrum of Hydrogen</text:h>
      <text:h text:style-name="Heading_20_1" text:outline-level="1"/>
      <text:h text:style-name="Heading_20_1" text:outline-level="1"/>
      <text:h text:style-name="Heading_20_1" text:outline-level="1"><text:soft-page-break/>Angular Momentum</text:h>
      <text:h text:style-name="Heading_20_1" text:outline-level="1">Total Angular Momentum</text:h>
      <text:h text:style-name="Heading_20_1" text:outline-level="1">Orbital Angular Momentum</text:h>
      <text:h text:style-name="Heading_20_1" text:outline-level="1">Angular Momentum Cones</text:h>
      <text:h text:style-name="Heading_20_1" text:outline-level="1">Spin</text:h>
      <text:h text:style-name="Heading_20_1" text:outline-level="1">Spin 1/2</text:h>
      <text:h text:style-name="Heading_20_1" text:outline-level="1">Spin Orbital Interaction Energy</text:h>
      <text:h text:style-name="Heading_20_1" text:outline-level="1">Electron in a Magnetic Field</text:h>
      <text:h text:style-name="Heading_20_1" text:outline-level="1">ElectroMagnetic Interactions</text:h>
      <text:h text:style-name="Heading_20_1" text:outline-level="1">Minimal Coupling</text:h>
      <text:h text:style-name="Heading_20_1" text:outline-level="1">Orbital magnetic dipole moments</text:h>
      <text:h text:style-name="Heading_20_1" text:outline-level="1"/>
      <text:h text:style-name="Heading_20_1" text:outline-level="1"><text:soft-page-break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7-16T18:39:45.574001360</dc:date>
    <meta:editing-duration>PT1H21S</meta:editing-duration>
    <meta:editing-cycles>5</meta:editing-cycles>
    <meta:document-statistic meta:table-count="0" meta:image-count="0" meta:object-count="0" meta:page-count="5" meta:paragraph-count="31" meta:word-count="193" meta:character-count="1193" meta:non-whitespace-character-count="1026"/>
  </office:meta>
</office:document-meta>
</file>